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9a8b" officeooo:paragraph-rsid="00129a8b"/>
    </style:style>
    <style:style style:name="P2" style:family="paragraph" style:parent-style-name="Standard">
      <style:text-properties officeooo:rsid="001477a5" officeooo:paragraph-rsid="001477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kument für Gameplay Programming (FEZ Klon)</text:p>
      <text:p text:style-name="P1"/>
      <text:p text:style-name="P1">Wir wollen einen FEZ Klon erstellen, das heißt einen 2D Plattformer, der in einer 3D Welt spielt.</text:p>
      <text:p text:style-name="P1">Den Charakter kann man per W, A, S, D und Leertaste steuern, und über Q und E kann man die Kamera um jeweils 90° nach links (Q) oder nach rechts (E) drehen. Dadurch ergeben sich neue Wege, da die 3D Welt auf 2D „gemappt“ wird. </text:p>
      <text:p text:style-name="P2">Beispiel: Der Charakter steht auf einer Plattform und will auf einen gegenüberliegenden Plattform, aber diese ist für einen Sprung zu weit entfernt. Er kann aber durch drehen der Kamera die Plattformen „nebeneinander/voreinander Stellen“, da man in der 2D Ansicht nicht erkennen kann, dass diese weit auseinander stehen. Die 2D Kameraansicht wird also zur Spielwelt des Charakters. Dann kann er von einem Plattform zum anderen gelangen und die Kamera wieder zurückdreh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0:15:04.714000000</meta:creation-date>
    <dc:date>2018-05-09T10:34:44.067000000</dc:date>
    <meta:editing-duration>PT9M19S</meta:editing-duration>
    <meta:editing-cycles>1</meta:editing-cycles>
    <meta:document-statistic meta:table-count="0" meta:image-count="0" meta:object-count="0" meta:page-count="1" meta:paragraph-count="4" meta:word-count="140" meta:character-count="851" meta:non-whitespace-character-count="714"/>
    <meta:generator>LibreOffice/5.3.6.1$Windows_x86 LibreOffice_project/686f202eff87ef707079aeb7f485847613344eb7</meta:generator>
  </office:meta>
</office:document-meta>
</file>